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000000" draw:opacity="100%" draw:textarea-vertical-align="middle" draw:shadow-opacity="100%"/>
    </style:style>
    <style:style style:name="P1" style:family="paragraph">
      <loext:graphic-properties draw:fill="solid" draw:fill-color="#000000" draw:opacity="100%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285cm" svg:height="1.523cm" draw:transform="rotate (1.5707963267949) translate (8.239cm 9.128cm)" svg:viewBox="0 0 2286 1524" svg:d="M0 0h2286v1143 254l-127 127h-635c0 0 111-187 127-254s17-32 0-127-73-292-159-423-202-257-349-339-655-62-762 0-381 254-381 254v-254z">
            <text:p/>
          </draw:path>
          <draw:path draw:style-name="gr1" draw:text-style-name="P1" draw:layer="layout" svg:width="0.704cm" svg:height="1.296cm" svg:x="9.128cm" svg:y="7.706cm" svg:viewBox="0 0 705 1297" svg:d="M635 152c-42-42-60-99-127-127-67-27-172-39-254 0-82 40-131 122-179 228-48 107-76 272-75 407s7 277 75 389c68 113 185 232 306 246 121 15 206-96 309-144 5-170 10-341 15-512-23-162-47-324-70-487z">
            <text:p/>
          </draw:path>
          <draw:path draw:style-name="gr1" draw:text-style-name="P1" draw:layer="layout" svg:width="2.158cm" svg:height="0.761cm" draw:transform="rotate (-1.5707963267949) translate (11.16cm 6.842cm)" svg:viewBox="0 0 2159 762" svg:d="M0 762h2032c0 0 127-247 127-381s-127-381-127-381h-1778l-127 381h-127v254z">
            <text:p/>
          </draw:path>
          <draw:path draw:style-name="gr1" draw:text-style-name="P1" draw:layer="layout" svg:width="1.086cm" svg:height="0.843cm" draw:transform="rotate (-1.24913214565234) translate (12.164314730981cm 6.80360938643333cm)" svg:viewBox="0 0 1087 844" svg:d="M0 523l964 321c0 0 144-223 120-361-23-138-167-281-281-362-114-80-238-129-361-120s-255 83-322 161c-67 77-120 361-120 361z">
            <text:p/>
          </draw:path>
          <draw:path draw:style-name="gr1" draw:text-style-name="P1" draw:layer="layout" svg:width="1.396cm" svg:height="2.285cm" svg:x="11.668cm" svg:y="6.842cm" svg:viewBox="0 0 1397 2286" svg:d="M762 0h635v2286h-1016l-127-127h-254v-889c0 0 231 18 381 0s382-80 508-127 269-501 254-635-254-381-254-38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Guyon de Chemilly</meta:initial-creator>
    <meta:creation-date>2019-03-23T00:21:26.357215134</meta:creation-date>
    <dc:date>2019-03-23T00:23:43.431080445</dc:date>
    <dc:creator>Alexandre Guyon de Chemilly</dc:creator>
    <meta:editing-duration>PT22S</meta:editing-duration>
    <meta:editing-cycles>1</meta:editing-cycles>
    <meta:document-statistic meta:object-count="6"/>
    <meta:generator>LibreOffice/6.0.7.3.0$Linux_X86_64 LibreOffice_project/00$Build-3</meta:generator>
  </office:meta>
</office:document-meta>
</file>